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le Handling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4-01-15" calcext:value-type="date" table:number-columns-spanned="1" table:number-rows-spanned="3">
            <text:p>15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hentication using details Stored in database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Intro JWT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8:17:52.9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5T18:19:32.539000000</dc:date>
    <meta:editing-duration>P2DT4H32M41S</meta:editing-duration>
    <meta:editing-cycles>77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